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style:contextual-spacing="false" fo:padding="0cm" fo:border="none"/>
    </style:style>
    <style:style style:name="P2" style:family="paragraph" style:parent-style-name="Preformatted_20_Text">
      <style:paragraph-properties fo:padding="0cm" fo:border="none"/>
    </style:style>
    <style:style style:name="P3" style:family="paragraph" style:parent-style-name="Preformatted_20_Text">
      <style:paragraph-properties fo:text-align="justify" style:justify-single-word="false"/>
      <style:text-properties fo:font-size="9pt" fo:font-weight="normal" officeooo:rsid="00106e85" officeooo:paragraph-rsid="00106e85" style:font-size-asian="7.84999990463257pt" style:font-weight-asian="normal" style:font-size-complex="9pt" style:font-weight-complex="normal"/>
    </style:style>
    <style:style style:name="P4" style:family="paragraph" style:parent-style-name="Preformatted_20_Text">
      <style:paragraph-properties fo:text-align="justify" style:justify-single-word="false"/>
      <style:text-properties fo:font-size="9pt" fo:font-weight="normal" officeooo:rsid="00104f60" officeooo:paragraph-rsid="00106e85" style:font-size-asian="7.84999990463257pt" style:font-weight-asian="normal" style:font-size-complex="9pt" style:font-weight-complex="normal"/>
    </style:style>
    <style:style style:name="P5" style:family="paragraph" style:parent-style-name="Standard">
      <style:paragraph-properties fo:text-align="center" style:justify-single-word="false"/>
      <style:text-properties fo:font-weight="bold" officeooo:rsid="0010c8bc" officeooo:paragraph-rsid="001033a1" style:font-weight-asian="bold" style:font-weight-complex="bold"/>
    </style:style>
    <style:style style:name="P6" style:family="paragraph" style:parent-style-name="Standard">
      <style:paragraph-properties fo:text-align="justify" style:justify-single-word="false"/>
      <style:text-properties fo:font-size="9pt" fo:font-weight="normal" officeooo:rsid="00127a0d" officeooo:paragraph-rsid="001033a1" style:font-size-asian="7.84999990463257pt" style:font-weight-asian="normal" style:font-size-complex="9pt" style:font-weight-complex="normal"/>
    </style:style>
    <style:style style:name="P7" style:family="paragraph" style:parent-style-name="Standard">
      <style:paragraph-properties fo:text-align="justify" style:justify-single-word="false"/>
      <style:text-properties fo:font-size="9pt" fo:font-weight="normal" officeooo:rsid="001033a1" officeooo:paragraph-rsid="001033a1" style:font-size-asian="7.84999990463257pt" style:font-weight-asian="normal" style:font-size-complex="9pt" style:font-weight-complex="normal"/>
    </style:style>
    <style:style style:name="P8" style:family="paragraph" style:parent-style-name="Standard">
      <style:paragraph-properties fo:text-align="justify" style:justify-single-word="false"/>
      <style:text-properties fo:font-size="9pt" fo:font-weight="normal" officeooo:rsid="00104f60" officeooo:paragraph-rsid="00104f60" style:font-size-asian="7.84999990463257pt" style:font-weight-asian="normal" style:font-size-complex="9pt" style:font-weight-complex="normal"/>
    </style:style>
    <style:style style:name="P9" style:family="paragraph" style:parent-style-name="Standard">
      <style:paragraph-properties fo:text-align="justify" style:justify-single-word="false"/>
      <style:text-properties fo:font-size="9pt" fo:font-weight="normal" officeooo:rsid="00104f60" officeooo:paragraph-rsid="00106e85" style:font-size-asian="7.84999990463257pt" style:font-weight-asian="normal" style:font-size-complex="9pt" style:font-weight-complex="normal"/>
    </style:style>
    <style:style style:name="P10" style:family="paragraph" style:parent-style-name="Standard">
      <style:paragraph-properties fo:text-align="justify" style:justify-single-word="false"/>
      <style:text-properties fo:font-size="9pt" fo:font-weight="normal" officeooo:rsid="00106e85" officeooo:paragraph-rsid="00106e85" style:font-size-asian="7.84999990463257pt" style:font-weight-asian="normal" style:font-size-complex="9pt" style:font-weight-complex="normal"/>
    </style:style>
    <style:style style:name="P11" style:family="paragraph" style:parent-style-name="Standard">
      <style:paragraph-properties fo:text-align="justify" style:justify-single-word="false"/>
      <style:text-properties fo:font-size="9pt" fo:font-weight="bold" officeooo:rsid="00127a0d" officeooo:paragraph-rsid="001033a1" style:font-size-asian="7.84999990463257pt" style:font-weight-asian="bold" style:font-size-complex="9pt" style:font-weight-complex="bold"/>
    </style:style>
    <style:style style:name="P12" style:family="paragraph" style:parent-style-name="Standard">
      <style:paragraph-properties fo:text-align="justify" style:justify-single-word="false"/>
      <style:text-properties fo:font-size="9pt" fo:font-weight="bold" officeooo:rsid="00127a0d" officeooo:paragraph-rsid="00104f60" style:font-size-asian="7.84999990463257pt" style:font-weight-asian="bold" style:font-size-complex="9pt" style:font-weight-complex="bold"/>
    </style:style>
    <style:style style:name="P13" style:family="paragraph" style:parent-style-name="Standard">
      <style:paragraph-properties fo:text-align="justify" style:justify-single-word="false"/>
      <style:text-properties fo:font-size="9pt" fo:font-weight="bold" officeooo:rsid="00104f60" officeooo:paragraph-rsid="00104f60" style:font-size-asian="7.84999990463257pt" style:font-weight-asian="bold" style:font-size-complex="9pt" style:font-weight-complex="bold"/>
    </style:style>
    <style:style style:name="P14" style:family="paragraph" style:parent-style-name="Standard">
      <style:paragraph-properties fo:text-align="justify" style:justify-single-word="false"/>
      <style:text-properties fo:font-size="9pt" fo:font-weight="bold" officeooo:rsid="00104f60" officeooo:paragraph-rsid="00106e85" style:font-size-asian="7.84999990463257pt" style:font-weight-asian="bold" style:font-size-complex="9pt" style:font-weight-complex="bold"/>
    </style:style>
    <style:style style:name="P15" style:family="paragraph" style:parent-style-name="Standard">
      <style:paragraph-properties fo:text-align="justify" style:justify-single-word="false"/>
      <style:text-properties fo:font-size="9pt" style:text-underline-style="solid" style:text-underline-width="auto" style:text-underline-color="font-color" fo:font-weight="normal" officeooo:rsid="00127a0d" officeooo:paragraph-rsid="001033a1" style:font-size-asian="7.84999990463257pt" style:font-weight-asian="normal" style:font-size-complex="9pt" style:font-weight-complex="normal"/>
    </style:style>
    <style:style style:name="T1" style:family="text">
      <style:text-properties officeooo:rsid="001033a1"/>
    </style:style>
    <style:style style:name="T2" style:family="text">
      <style:text-properties officeooo:rsid="00106e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YTHON ESTRUCTURAS DE DECISIÓN Y REPETITIVAS</text:p>
      <text:p text:style-name="P5"/>
      <text:p text:style-name="P11"><text:span text:style-name="T1">Estructuras de decisión</text:span></text:p>
      <text:p text:style-name="P6">* <text:span text:style-name="T1">Cuando se desea controlar que ocurra algún cambio si se cumple una condición, entonces se utiliza el if.</text:span></text:p>
      <text:p text:style-name="P15"/>
      <text:p text:style-name="P7">If (condición):</text:p>
      <text:p text:style-name="P7"/>
      <text:p text:style-name="P7"><text:tab/>sentencia1</text:p>
      <text:p text:style-name="P7"/>
      <text:p text:style-name="P7">else:</text:p>
      <text:p text:style-name="P7"/>
      <text:p text:style-name="P7"><text:tab/>sentencia2</text:p>
      <text:p text:style-name="P7">----------------------------------------------------------------------------------------------------------------------------------------------------------------</text:p>
      <text:p text:style-name="P7"/>
      <text:p text:style-name="P7">Al cumplirse la condición se ejecuta la sentencia 1, pero si la condición no se cumple se ejecuta la sentencia2. En el siguiente ejemplo vemos que abrigado toma un valor booleano de true si hace frio, de igual manera vemos que.</text:p>
      <text:p text:style-name="P7"/>
      <text:p text:style-name="P7">haceFrio = True</text:p>
      <text:p text:style-name="P7">llueve = False</text:p>
      <text:p text:style-name="P7">abrigado = None</text:p>
      <text:p text:style-name="P7">sombrillaAbierta = None</text:p>
      <text:p text:style-name="P7"/>
      <text:p text:style-name="P7">if(haceFrio):</text:p>
      <text:p text:style-name="P7"><text:tab/>abrigado = True</text:p>
      <text:p text:style-name="P7">else:</text:p>
      <text:p text:style-name="P7"><text:tab/>abrigado = False</text:p>
      <text:p text:style-name="P7"/>
      <text:p text:style-name="P7">if(llueve):</text:p>
      <text:p text:style-name="P7"><text:tab/>sombrillaAbierta = True</text:p>
      <text:p text:style-name="P7">else:</text:p>
      <text:p text:style-name="P7"><text:tab/>sombrillaAbierta = False</text:p>
      <text:p text:style-name="P7"/>
      <text:p text:style-name="P7">print(“abrigado: ”, abrigado)</text:p>
      <text:p text:style-name="P7">print(“sombrillaAbierta: “, sombrillaAbierta)</text:p>
      <text:p text:style-name="P7"/>
      <text:p text:style-name="P7">----------------------------------------------------------------------------------------------------------------------------------------------------------------</text:p>
      <text:p text:style-name="P7"/>
      <text:p text:style-name="P8">El siguiente Código hace lo mismo anterior pero de manera más reducida:</text:p>
      <text:p text:style-name="P8"/>
      <text:p text:style-name="P8">haceFrio = True</text:p>
      <text:p text:style-name="P8">llueve = False</text:p>
      <text:p text:style-name="P8">abrigrado = False</text:p>
      <text:p text:style-name="P8">simbrillaAbierta = False</text:p>
      <text:p text:style-name="P8"/>
      <text:p text:style-name="P8">abrigado = True if haceFrio</text:p>
      <text:p text:style-name="P8">else False</text:p>
      <text:p text:style-name="P8"/>
      <text:p text:style-name="P8">sombrillaAbierta = True if </text:p>
      <text:p text:style-name="P8">llueve else False</text:p>
      <text:p text:style-name="P8"/>
      <text:p text:style-name="P8">print(“abrigado : ”, abrigado)</text:p>
      <text:p text:style-name="P8">print(“sombrillaAbierta : “, sombrillaAbierta )</text:p>
      <text:p text:style-name="P8"/>
      <text:p text:style-name="P8">Esta manera de escribir el código hace uso del operador ternario, asigna un valor a una variable si ocurre una condición, si no, asigna otro valor. Explicando la línea del código: abrigado = True if hacefrio else False. Abrigado se vuelve True si haceFrio de otra manera o en caso contrario.</text:p>
      <text:p text:style-name="P8"/>
      <text:p text:style-name="P8">----------------------------------------------------------------------------------------------------------------------------------------------------------------</text:p>
      <text:p text:style-name="P8"><text:s/></text:p>
      <text:p text:style-name="P12"><text:span text:style-name="T1">Estructuras de decisión</text:span></text:p>
      <text:p text:style-name="P13"/>
      <text:p text:style-name="P8">Las estructuras repetitivas se utilizan para ejecutar un conjunto de instrucciones en una cantidad de veces determinada o controlada.</text:p>
      <text:p text:style-name="P8">Estas estructuras se conocen también como ciclos o bucles.</text:p>
      <text:p text:style-name="P8"/>
      <text:p text:style-name="P13">Bucle While</text:p>
      <text:p text:style-name="P13"/>
      <text:p text:style-name="P8">En Español “mientras que”, con el ejemplo de buble de búsqueda de las llaves en la casa, una vez que las encontramos dejamos de recorrerla</text:p>
      <text:p text:style-name="P8"/>
      <text:p text:style-name="P8"><text:soft-page-break/>mesa = [“maleta”, “gafas”,”vaso”, “llaves”, “libro”, “cuaderno”]</text:p>
      <text:p text:style-name="P8">tengoLasLlaves = False</text:p>
      <text:p text:style-name="P8">indice = 0</text:p>
      <text:p text:style-name="P8"/>
      <text:p text:style-name="P8">while(not tengoLasllave):</text:p>
      <text:p text:style-name="P8"><text:tab/>if(mesa[indice] == “”llaves”):</text:p>
      <text:p text:style-name="P8"><text:tab/><text:tab/><text:span text:style-name="T2">tengoLasLlaves = <text:tab/>True</text:span></text:p>
      <text:p text:style-name="P8"><text:tab/><text:tab/><text:tab/><text:span text:style-name="T2">indice += 1</text:span></text:p>
      <text:p text:style-name="P8"/>
      <text:p text:style-name="P10">print(“encontré las llaves”)</text:p>
      <text:p text:style-name="P10"/>
      <text:p text:style-name="P10">----------------------------------------------------------------------------------------------------------------------------------------------------------------</text:p>
      <text:p text:style-name="P10"/>
      <text:p text:style-name="P10">En el código anterior el índice se incrementa cada vez que lee la última instrucción del bucle While. Una vez que encuentra las llaves y la condición de control del While(not tengoLasLlaves) se vuelve False, se sale del ciclo. Si la mesa no tuviera internamente “llaves” nunca saldría del While y se quedaría ahí.</text:p>
      <text:p text:style-name="P10"/>
      <text:p text:style-name="P10">El código anterior se puede reescribir cambiando por True la condición que controla la salida del While y adicionando un punto de break o ruptura del While, como se aprecia en el siguiente código.</text:p>
      <text:p text:style-name="P10"/>
      <text:p text:style-name="P10">La sentencia break hace que la ejecución del código llegue hasta esa iteración y termine.</text:p>
      <text:p text:style-name="P10"/>
      <text:p text:style-name="Preformatted_20_Text">mesa = ["maleta", "gafas", "vaso", "llaves", "libro", "cuaderno"]</text:p>
      <text:p text:style-name="Preformatted_20_Text">tengoLasLlaves = False</text:p>
      <text:p text:style-name="Preformatted_20_Text">indice = 0</text:p>
      <text:p text:style-name="P10"/>
      <text:p text:style-name="P3">while(True): <text:s text:c="3"/></text:p>
      <text:p text:style-name="P2"><text:s text:c="8"/>if(mesa[indice] == "llaves"):</text:p>
      <text:p text:style-name="P2"><text:s text:c="16"/>tengo_las_llaves = True</text:p>
      <text:p text:style-name="P2"><text:s text:c="16"/>break</text:p>
      <text:p text:style-name="P2"><text:s text:c="8"/>indice += 1</text:p>
      <text:p text:style-name="P2"/>
      <text:p text:style-name="P2"/>
      <text:p text:style-name="P1">print("encontré las llaves")</text:p>
      <text:p text:style-name="P10">----------------------------------------------------------------------------------------------------------------------------------------------------------------</text:p>
      <text:p text:style-name="P10"/>
      <text:p text:style-name="P10"/>
      <text:p text:style-name="P10"/>
      <text:p text:style-name="P14">Bucle for</text:p>
      <text:p text:style-name="P14"/>
      <text:p text:style-name="P9">Cuando deseamos recorrer una estructura de una manera más rápida y sencilla se puede utilizar for, el ejemplo anterior lo rehacemos y queda:</text:p>
      <text:p text:style-name="P9"/>
      <text:p text:style-name="P4">mesa = ["maleta", "gafas", "vaso", "llaves", "libro", "cuaderno"]</text:p>
      <text:p text:style-name="P2">tengoLasLlaves = False</text:p>
      <text:p text:style-name="P2"/>
      <text:p text:style-name="P2"/>
      <text:p text:style-name="P2">for cosa in mesa: <text:s text:c="6"/></text:p>
      <text:p text:style-name="P2"><text:s text:c="8"/>if(cosa ==  "llaves" ):</text:p>
      <text:p text:style-name="P2"><text:s text:c="16"/>tengo_las_llaves = True</text:p>
      <text:p text:style-name="P2"><text:s text:c="16"/>break</text:p>
      <text:p text:style-name="P2"/>
      <text:p text:style-name="P2"/>
      <text:p text:style-name="P2">mensaje = "encontré las llaves" if tengo_las_llaves else "no encontré las llaves"</text:p>
      <text:p text:style-name="P1">print(mensaje)</text:p>
      <text:p text:style-name="P9"/>
      <text:p text:style-name="P8"/>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02:46:00.854126122</meta:creation-date>
    <dc:date>2024-12-12T03:28:24.217094169</dc:date>
    <meta:editing-duration>PT4M40S</meta:editing-duration>
    <meta:editing-cycles>1</meta:editing-cycles>
    <meta:document-statistic meta:table-count="0" meta:image-count="0" meta:object-count="0" meta:page-count="2" meta:paragraph-count="75" meta:word-count="488" meta:character-count="3972" meta:non-whitespace-character-count="3443"/>
    <meta:generator>LibreOffice/24.2.5.2$Linux_X86_64 LibreOffice_project/bffef4ea93e59bebbeaf7f431bb02b1a39ee8a59</meta:generator>
  </office:meta>
</office:document-meta>
</file>